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style:font-name="Roboto" fo:background-color="#ffffff" style:font-name-asian="Roboto1" style:font-name-complex="Roboto1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fo:color="#ff0000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Roboto" fo:background-color="#ffffff" style:font-name-asian="Roboto1" style:font-name-complex="Roboto1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ff0000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Arial Unicode MS" fo:font-size="14pt" style:text-underline-style="solid" style:text-underline-width="auto" style:text-underline-color="font-color" fo:font-weight="bold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4" style:family="text">
      <style:text-properties style:font-name="Arial Unicode MS" fo:font-size="14pt" style:text-underline-style="solid" style:text-underline-width="auto" style:text-underline-color="font-color" fo:font-weight="bold" officeooo:rsid="0019459a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5" style:family="text">
      <style:text-properties style:font-name="Roboto" fo:background-color="#ffffff" loext:char-shading-value="0" style:font-name-asian="Roboto1" style:font-name-complex="Roboto1"/>
    </style:style>
    <style:style style:name="T6" style:family="text">
      <style:text-properties style:font-name="Roboto" fo:font-style="italic" fo:background-color="#ffffff" loext:char-shading-value="0" style:font-name-asian="Roboto1" style:font-style-asian="italic" style:font-name-complex="Roboto1"/>
    </style:style>
    <style:style style:name="T7" style:family="text">
      <style:text-properties fo:color="#000080" style:font-name="Roboto" fo:font-weight="bold" fo:background-color="#ffffff" loext:char-shading-value="0" style:font-name-asian="Roboto1" style:font-weight-asian="bold" style:font-name-complex="Roboto1"/>
    </style:style>
    <style:style style:name="T8" style:family="text">
      <style:text-properties fo:color="#660e7a" style:font-name="Roboto" fo:font-weight="bold" fo:background-color="#ffffff" loext:char-shading-value="0" style:font-name-asian="Roboto1" style:font-weight-asian="bold" style:font-name-complex="Roboto1"/>
    </style:style>
    <style:style style:name="T9" style:family="text">
      <style:text-properties fo:color="#660e7a" style:font-name="Roboto" fo:font-style="italic" fo:font-weight="bold" fo:background-color="#ffffff" loext:char-shading-value="0" style:font-name-asian="Roboto1" style:font-style-asian="italic" style:font-weight-asian="bold" style:font-name-complex="Roboto1"/>
    </style:style>
    <style:style style:name="T10" style:family="text">
      <style:text-properties fo:color="#660e7a" style:font-name="Roboto" fo:background-color="#ffffff" loext:char-shading-value="0" style:font-name-asian="Roboto1" style:font-name-complex="Roboto1"/>
    </style:style>
    <style:style style:name="T11" style:family="text">
      <style:text-properties fo:color="#808000" style:font-name="Roboto" fo:background-color="#ffffff" loext:char-shading-value="0" style:font-name-asian="Roboto1" style:font-name-complex="Roboto1"/>
    </style:style>
    <style:style style:name="T12" style:family="text">
      <style:text-properties fo:color="#008000" style:font-name="Roboto" fo:font-weight="bold" fo:background-color="#ffffff" loext:char-shading-value="0" style:font-name-asian="Roboto1" style:font-weight-asian="bold" style:font-name-complex="Roboto1"/>
    </style:style>
    <style:style style:name="T13" style:family="text">
      <style:text-properties fo:color="#0000ff" style:font-name="Roboto" fo:background-color="#ffffff" loext:char-shading-value="0" style:font-name-asian="Roboto1" style:font-name-complex="Robo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ek 5</text:p>
      <text:p text:style-name="P7"/>
      <text:p text:style-name="P1"><text:span text:style-name="T1">5.1 Learn the basic of sharedpreference from Youtube </text:span><text:a xlink:type="simple" xlink:href="https://www.youtube.com/watch?v=gLHUCf8sL1M&amp;t=15s" text:style-name="Internet_20_link" text:visited-style-name="Visited_20_Internet_20_Link"><text:span text:style-name="T2">video</text:span></text:a></text:p>
      <text:p text:style-name="P5">5.2 Create a highscore app (Try yourself)</text:p>
      <text:p text:style-name="P8">5.2.1 One EditText</text:p>
      <text:p text:style-name="P8">5.2.2 One Button</text:p>
      <text:p text:style-name="P9">5.2.3 Input a new score in EditText and then click a button, Toast will </text:p>
      <text:p text:style-name="P10">show a new score as “high score = xxxx” if it is higher than the current score in the sharedpreference. Otherwise, Toast will show “No new score”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"><text:span text:style-name="T3">เฉลย </text:span><text:span text:style-name="T4">5</text:span><text:span text:style-name="T3">.1</text:span></text:p>
      <text:p text:style-name="P2"/>
      <text:p text:style-name="P1"><text:span text:style-name="T7">public class </text:span><text:span text:style-name="T5">MainActivity </text:span><text:span text:style-name="T7">extends </text:span><text:span text:style-name="T5">AppCompatActivity {</text:span></text:p>
      <text:p text:style-name="P3"/>
      <text:p text:style-name="P1"><text:span text:style-name="T5"><text:s text:c="3"/>Button </text:span><text:span text:style-name="T8">btn</text:span><text:span text:style-name="T5">;</text:span></text:p>
      <text:p text:style-name="P1"><text:span text:style-name="T5"><text:s text:c="3"/>EditText </text:span><text:span text:style-name="T8">edt</text:span><text:span text:style-name="T5">;</text:span></text:p>
      <text:p text:style-name="P3"/>
      <text:p text:style-name="P1"><text:span text:style-name="T5"><text:s text:c="3"/></text:span><text:span text:style-name="T11">@Override</text:span></text:p>
      <text:p text:style-name="P1"><text:span text:style-name="T11"><text:s text:c="3"/></text:span><text:span text:style-name="T7">protected void </text:span><text:span text:style-name="T5">onCreate(Bundle savedInstanceState) {</text:span></text:p>
      <text:p text:style-name="P1"><text:span text:style-name="T5"><text:s text:c="7"/></text:span><text:span text:style-name="T7">super</text:span><text:span text:style-name="T5">.onCreate(savedInstanceState);</text:span></text:p>
      <text:p text:style-name="P3"><text:s text:c="7"/>setContentView(R.layout.activity_main);</text:p>
      <text:p text:style-name="P3"/>
      <text:p text:style-name="P1"><text:span text:style-name="T5"><text:s text:c="7"/></text:span><text:span text:style-name="T8">btn </text:span><text:span text:style-name="T5">= (Button)findViewById(R.id.button);</text:span></text:p>
      <text:p text:style-name="P1"><text:span text:style-name="T5"><text:s text:c="7"/></text:span><text:span text:style-name="T8">edt </text:span><text:span text:style-name="T5">= (EditText)findViewById(R.id.editText);</text:span></text:p>
      <text:p text:style-name="P3"/>
      <text:p text:style-name="P1"><text:span text:style-name="T5"><text:s text:c="7"/></text:span><text:span text:style-name="T7">final </text:span><text:span text:style-name="T5">Context context = getApplicationContext();</text:span></text:p>
      <text:p text:style-name="P3"/>
      <text:p text:style-name="P1"><text:span text:style-name="T5"><text:s text:c="7"/></text:span><text:span text:style-name="T7">final </text:span><text:span text:style-name="T5">SharedPreferences sh = getSharedPreferences(</text:span><text:span text:style-name="T12">"myShared"</text:span><text:span text:style-name="T5">, context.</text:span><text:span text:style-name="T9">MODE_PRIVATE</text:span><text:span text:style-name="T5">);</text:span></text:p>
      <text:p text:style-name="P1"><text:span text:style-name="T5"><text:s text:c="7"/></text:span><text:span text:style-name="T7">final </text:span><text:span text:style-name="T5">SharedPreferences.Editor editor = sh.edit();</text:span></text:p>
      <text:p text:style-name="P1"><text:span text:style-name="T5"><text:s text:c="7"/>editor.putInt(</text:span><text:span text:style-name="T12">"highScore"</text:span><text:span text:style-name="T5">,</text:span><text:span text:style-name="T13">0</text:span><text:span text:style-name="T5">);</text:span></text:p>
      <text:p text:style-name="P3"><text:s text:c="7"/>editor.commit();</text:p>
      <text:p text:style-name="P3"/>
      <text:p text:style-name="P1"><text:span text:style-name="T5"><text:s text:c="7"/></text:span><text:span text:style-name="T8">btn</text:span><text:span text:style-name="T5">.setOnClickListener(</text:span><text:span text:style-name="T7">new </text:span><text:span text:style-name="T5">View.OnClickListener() {</text:span></text:p>
      <text:p text:style-name="P1"><text:span text:style-name="T5"><text:s text:c="11"/></text:span><text:span text:style-name="T11">@Override</text:span></text:p>
      <text:p text:style-name="P1"><text:span text:style-name="T11"><text:s text:c="11"/></text:span><text:span text:style-name="T7">public void </text:span><text:span text:style-name="T5">onClick(View v) {</text:span></text:p>
      <text:p text:style-name="P1"><text:span text:style-name="T5"><text:s text:c="15"/></text:span><text:span text:style-name="T7">int </text:span><text:span text:style-name="T5">inputScore = Integer.</text:span><text:span text:style-name="T6">parseInt</text:span><text:span text:style-name="T5">(</text:span><text:span text:style-name="T8">edt</text:span><text:span text:style-name="T5">.getText().toString());</text:span></text:p>
      <text:p text:style-name="P1"><text:span text:style-name="T5"><text:s text:c="15"/></text:span><text:span text:style-name="T7">int </text:span><text:span text:style-name="T5">currentScore = </text:span><text:span text:style-name="T10">sh</text:span><text:span text:style-name="T5">.getInt(</text:span><text:span text:style-name="T12">"highScore"</text:span><text:span text:style-name="T5">,-</text:span><text:span text:style-name="T13">1</text:span><text:span text:style-name="T5">);</text:span></text:p>
      <text:p text:style-name="P3"/>
      <text:p text:style-name="P1"><text:span text:style-name="T5"><text:s text:c="15"/></text:span><text:span text:style-name="T7">if</text:span><text:span text:style-name="T5">(inputScore &gt; currentScore){</text:span></text:p>
      <text:p text:style-name="P1"><text:span text:style-name="T5"><text:s text:c="19"/>Toast t = Toast.</text:span><text:span text:style-name="T6">makeText</text:span><text:span text:style-name="T5">(</text:span><text:span text:style-name="T10">context</text:span><text:span text:style-name="T5">,</text:span><text:span text:style-name="T12">"High score = "</text:span><text:span text:style-name="T5">+inputScore,Toast.</text:span><text:span text:style-name="T9">LENGTH_LONG</text:span><text:span text:style-name="T5">);</text:span></text:p>
      <text:p text:style-name="P3"><text:s text:c="19"/>t.show();</text:p>
      <text:p text:style-name="P1"><text:span text:style-name="T5"><text:s text:c="19"/></text:span><text:span text:style-name="T10">editor</text:span><text:span text:style-name="T5">.putInt(</text:span><text:span text:style-name="T12">"highScore"</text:span><text:span text:style-name="T5">,inputScore);</text:span></text:p>
      <text:p text:style-name="P1"><text:span text:style-name="T5"><text:s text:c="19"/></text:span><text:span text:style-name="T10">editor</text:span><text:span text:style-name="T5">.commit();</text:span></text:p>
      <text:p text:style-name="P3"><text:s text:c="15"/>}</text:p>
      <text:p text:style-name="P1"><text:span text:style-name="T5"><text:s text:c="15"/></text:span><text:span text:style-name="T7">else</text:span></text:p>
      <text:p text:style-name="P1"><text:span text:style-name="T7"><text:s text:c="15"/></text:span><text:span text:style-name="T5">{</text:span></text:p>
      <text:p text:style-name="P1"><text:span text:style-name="T5"><text:s text:c="19"/>Toast t = Toast.</text:span><text:span text:style-name="T6">makeText</text:span><text:span text:style-name="T5">(</text:span><text:span text:style-name="T10">context</text:span><text:span text:style-name="T5">,</text:span><text:span text:style-name="T12">"No new score"</text:span><text:span text:style-name="T5">,Toast.</text:span><text:span text:style-name="T9">LENGTH_LONG</text:span><text:span text:style-name="T5">);</text:span></text:p>
      <text:p text:style-name="P3"><text:s text:c="19"/>t.show();</text:p>
      <text:p text:style-name="P3"><text:s text:c="15"/>}</text:p>
      <text:p text:style-name="P3"><text:s text:c="11"/>}</text:p>
      <text:p text:style-name="P3"><text:s text:c="7"/>});</text:p>
      <text:p text:style-name="P3"><text:s text:c="3"/>}</text:p>
      <text:p text:style-name="P3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3T13:38:02.505317748</dc:date>
    <meta:editing-duration>PT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157" meta:character-count="1687" meta:non-whitespace-character-count="1230"/>
  </office:meta>
</office:document-meta>
</file>